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2.2299in"/>
    </style:style>
    <style:style style:name="co9" style:family="table-column">
      <style:table-column-properties fo:break-before="auto" style:column-width="1.4811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5126in"/>
    </style:style>
    <style:style style:name="co14" style:family="table-column">
      <style:table-column-properties fo:break-before="auto" style:column-width="1.2102in"/>
    </style:style>
    <style:style style:name="co15" style:family="table-column">
      <style:table-column-properties fo:break-before="auto" style:column-width="0.8854in"/>
    </style:style>
    <style:style style:name="co16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9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1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3" style:family="table-cell" style:parent-style-name="Default" style:data-style-name="N100">
      <style:table-cell-properties fo:background-color="#00cc00" fo:border="none"/>
    </style:style>
    <style:style style:name="ce24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0">
      <style:table-cell-properties fo:background-color="#ffffff"/>
    </style:style>
    <style:style style:name="ce27" style:family="table-cell" style:parent-style-name="Default" style:data-style-name="N100"/>
    <style:style style:name="ce28" style:family="table-cell" style:parent-style-name="Default" style:data-style-name="N100">
      <style:table-cell-properties fo:background-color="#00cc00"/>
    </style:style>
    <style:style style:name="ce29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0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1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none" fo:border-top="0.0008in solid #000000"/>
    </style:style>
    <style:style style:name="ce35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18"/>
        <table:table-column table:style-name="co6" table:default-cell-style-name="ce18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7"/>
        <table:table-column table:style-name="co10" table:default-cell-style-name="ce1"/>
        <table:table-column table:style-name="co11" table:default-cell-style-name="ce27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number-columns-repeated="576" table:default-cell-style-name="ce1"/>
        <table:table-column table:style-name="co16" table:number-columns-repeated="2" table:default-cell-style-name="ce1"/>
        <table:table-column table:style-name="co15" table:number-columns-repeated="3" table:default-cell-style-name="Default"/>
        <table:table-column table:style-name="co16" table:number-columns-repeated="2" table:default-cell-style-name="Default"/>
        <table:table-column table:style-name="co15" table:number-columns-repeated="417" table:default-cell-style-name="Default"/>
        <table:table-column table:style-name="co16" table:number-columns-repeated="2" table:default-cell-style-name="Default"/>
        <table:table-column table:style-name="co15" table:number-columns-repeated="3" table:default-cell-style-name="Default"/>
        <table:table-column table:style-name="co16" table:number-columns-repeated="4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9" office:value-type="string">
            <text:p>use_rbf</text:p>
          </table:table-cell>
          <table:table-cell table:style-name="ce19" office:value-type="string">
            <text:p>univariate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9" office:value-type="string">
            <text:p>rbf_learning_rate</text:p>
          </table:table-cell>
          <table:table-cell table:style-name="ce19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9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3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0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SKLFit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Default" table:number-columns-repeated="52"/>
          <table:table-cell table:style-name="ce31" table:number-columns-repeated="525"/>
          <table:table-cell table:number-columns-repeated="431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number-columns-repeated="2" table:style-name="ce20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AdamTrainer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Default" table:number-columns-repeated="52"/>
          <table:table-cell table:style-name="ce31" table:number-columns-repeated="525"/>
          <table:table-cell table:number-columns-repeated="431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style-name="ce22" office:value-type="string">
            <text:p>True</text:p>
          </table:table-cell>
          <table:table-cell table:style-name="ce22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number-columns-repeated="2"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style-name="ce34" table:number-columns-repeated="52"/>
          <table:table-cell table:style-name="ce4" table:number-columns-repeated="525"/>
          <table:table-cell table:style-name="ce34" table:number-columns-repeated="428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.1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31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number-columns-repeated="2" table:style-name="ce22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number-columns-repeated="2"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style-name="ce35" table:number-columns-repeated="577"/>
          <table:table-cell table:style-name="ce34" table:number-columns-repeated="428"/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number-columns-repeated="2" table:style-name="ce20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.1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128,32,16,8]</text:p>
          </table:table-cell>
          <table:table-cell table:number-columns-repeated="2" table:style-name="ce22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3" office:value-type="float" office:value="0.1">
            <text:p>0.1</text:p>
          </table:table-cell>
          <table:table-cell table:style-name="ce35" table:number-columns-repeated="577"/>
          <table:table-cell table:style-name="ce34" table:number-columns-repeated="428"/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128,32,16,8]</text:p>
          </table:table-cell>
          <table:table-cell table:number-columns-repeated="2" table:style-name="ce23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3" office:value-type="string">
            <text:p>128</text:p>
          </table:table-cell>
          <table:table-cell table:style-name="ce33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128,32,16,8]</text:p>
          </table:table-cell>
          <table:table-cell table:number-columns-repeated="2" table:style-name="ce23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3"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0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SKLFit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number-columns-repeated="2" table:style-name="ce20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AdamTrainer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32">
            <text:p>3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33">
            <text:p>3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style-name="ce22" office:value-type="string">
            <text:p>True</text:p>
          </table:table-cell>
          <table:table-cell table:style-name="ce22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number-columns-repeated="2"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35">
            <text:p>3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36">
            <text:p>3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.1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38">
            <text:p>3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39">
            <text:p>3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4" office:value-type="float" office:value="40">
            <text:p>4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number-columns-repeated="2" table:style-name="ce22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number-columns-repeated="2"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1">
            <text:p>4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2">
            <text:p>4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number-columns-repeated="2" table:style-name="ce20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.1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4">
            <text:p>4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45">
            <text:p>4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4" office:value-type="float" office:value="46">
            <text:p>4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128,32,16,8]</text:p>
          </table:table-cell>
          <table:table-cell table:number-columns-repeated="2" table:style-name="ce22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3"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office:value-type="float" office:value="47">
            <text:p>4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128,32,16,8]</text:p>
          </table:table-cell>
          <table:table-cell table:number-columns-repeated="2" table:style-name="ce23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3" office:value-type="string">
            <text:p>128</text:p>
          </table:table-cell>
          <table:table-cell table:style-name="ce33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50">
            <text:p>5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5" office:value-type="float" office:value="52">
            <text:p>5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128,32,16,8]</text:p>
          </table:table-cell>
          <table:table-cell table:number-columns-repeated="2" table:style-name="ce23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25" office:value-type="string">
            <text:p>"text"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3"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53">
            <text:p>5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4" office:value-type="string">
            <text:p>"text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 table:number-rows-repeated="15">
          <table:table-cell table:number-columns-repeated="6"/>
          <table:table-cell table:style-name="Default" table:number-columns-repeated="3"/>
          <table:table-cell table:number-columns-repeated="4"/>
          <table:table-cell table:style-name="Default"/>
          <table:table-cell table:number-columns-repeated="1010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4">01/24/2024</text:date>, <text:time>11:2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24T11:28:54</dc:date>
    <meta:editing-cycles>261</meta:editing-cycles>
    <meta:editing-duration>PT6H21M58S</meta:editing-duration>
    <meta:document-statistic meta:table-count="1" meta:cell-count="885" meta:object-count="0"/>
  </office:meta>
</office:document-meta>
</file>